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style:writing-mode="lr-tb"/>
      <style:text-properties fo:color="#008080" fo:font-size="10pt" style:font-size-asian="10pt" style:font-size-complex="10pt"/>
    </style:style>
    <style:style style:name="P7" style:family="paragraph" style:parent-style-name="Standard">
      <style:paragraph-properties style:writing-mode="lr-tb"/>
      <style:text-properties fo:color="#000080" fo:font-size="10pt" style:font-size-asian="10pt" style:font-size-complex="10pt"/>
    </style:style>
    <style:style style:name="P8" style:family="paragraph" style:parent-style-name="Standard">
      <style:paragraph-properties style:writing-mode="lr-tb"/>
      <style:text-properties fo:color="#800000" fo:font-size="10pt" style:font-size-asian="10pt" style:font-size-complex="10pt"/>
    </style:style>
    <style:style style:name="P9" style:family="paragraph" style:parent-style-name="Standard" style:master-page-name="Standard">
      <style:paragraph-properties style:page-number="auto"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80" fo:font-size="10pt" style:font-size-asian="10pt" style:font-size-complex="10pt"/>
    </style:style>
    <style:style style:name="T5" style:family="text">
      <style:text-properties fo:color="#008080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oga's Free DBP Plugin</text:p>
      <text:p text:style-name="P4">Version: 2.0C</text:p>
      <text:p text:style-name="P1"/>
      <text:p text:style-name="P5">33 Commands</text:p>
      <text:p text:style-name="P1"/>
      <text:p text:style-name="P3"><text:span text:style-name="T1">Distance as </text:span><text:span text:style-name="T3">Dword </text:span><text:span text:style-name="T1">= </text:span><text:span text:style-name="T2">DistanceFormula</text:span><text:span text:style-name="T1">(X1 as </text:span><text:span text:style-name="T3">Integer</text:span><text:span text:style-name="T1">,X2 as </text:span><text:span text:style-name="T3">Integer</text:span><text:span text:style-name="T1">, Y1 as </text:span><text:span text:style-name="T3">Integer</text:span><text:span text:style-name="T1">, Y2 as </text:span><text:span text:style-name="T3">Integer</text:span><text:span text:style-name="T1">, Z1 as </text:span><text:span text:style-name="T3">Integer</text:span><text:span text:style-name="T1">, Z2 as </text:span><text:span text:style-name="T3">Integer</text:span><text:span text:style-name="T1">)</text:span></text:p>
      <text:p text:style-name="P1">This command will return you a distance between two objects.</text:p>
      <text:p text:style-name="P6">Inputs:</text:p>
      <text:p text:style-name="P6">X1 = Object position X of the 1st player</text:p>
      <text:p text:style-name="P6">X2 = Object position X of the 1st player</text:p>
      <text:p text:style-name="P6">Y1 = Object position Y of the 1st player</text:p>
      <text:p text:style-name="P6">Y2 = Object position Y of the 1st player</text:p>
      <text:p text:style-name="P6">Z1 = Object position Z of the 1st player</text:p>
      <text:p text:style-name="P6">Z2 = Object position Z of the 1st player</text:p>
      <text:p text:style-name="P7"/>
      <text:p text:style-name="P3"><text:span text:style-name="T4">Example</text:span><text:span text:style-name="T1">:</text:span></text:p>
      <text:p text:style-name="P7">Distance = DistanceFormula(Object position x(1),object position x(2),object position y(1),object position y(2),object position z(1),object position z(2))</text:p>
      <text:p text:style-name="P1"/>
      <text:p text:style-name="P3"><text:span text:style-name="T1">IP as </text:span><text:span text:style-name="T3">String </text:span><text:span text:style-name="T1">= </text:span><text:span text:style-name="T2">GetMyIP</text:span><text:span text:style-name="T1">()</text:span></text:p>
      <text:p text:style-name="P1">This command will return the IP of the current computer.</text:p>
      <text:p text:style-name="P7">Example:</text:p>
      <text:p text:style-name="P7">IP$ = GetMyIP()</text:p>
      <text:p text:style-name="P7">print "IP: "+IP$</text:p>
      <text:p text:style-name="P7">wait key</text:p>
      <text:p text:style-name="P1"/>
      <text:p text:style-name="P3"><text:span text:style-name="T1">IP as </text:span><text:span text:style-name="T3">String </text:span><text:span text:style-name="T1">= </text:span><text:span text:style-name="T2">GetLocalIP</text:span><text:span text:style-name="T1">()</text:span></text:p>
      <text:p text:style-name="P1">This command will return the LOCAL IP of the current Computer</text:p>
      <text:p text:style-name="P7">Example:</text:p>
      <text:p text:style-name="P7">IP$ = GetLocalP()</text:p>
      <text:p text:style-name="P7">print "IP: "+IP$</text:p>
      <text:p text:style-name="P7">wait key</text:p>
      <text:p text:style-name="P1"/>
      <text:p text:style-name="P3"><text:span text:style-name="T1">FilePath as </text:span><text:span text:style-name="T3">String </text:span><text:span text:style-name="T1">= </text:span><text:span text:style-name="T2">OpenFileBox</text:span><text:span text:style-name="T1">(StartPath as </text:span><text:span text:style-name="T3">String</text:span><text:span text:style-name="T1">, Title as </text:span><text:span text:style-name="T3">String</text:span><text:span text:style-name="T1">, Filter as </text:span><text:span text:style-name="T3">String</text:span><text:span text:style-name="T1">)</text:span></text:p>
      <text:p text:style-name="P1">This is a OpenFile Dialog that will make a dialog of Opening file form.</text:p>
      <text:p text:style-name="P6">Inputs:</text:p>
      <text:p text:style-name="P6">StartPath = This is the Starting path of the FileDialog (it will open up the selected dir automaticly) (the include is debit, use "" for it)</text:p>
      <text:p text:style-name="P6">Title = This is the Title of the FileDialog</text:p>
      <text:p text:style-name="P6">Filter = a filter of dialog</text:p>
      <text:p text:style-name="P6">(will return "-1" if pressed cancel)</text:p>
      <text:p text:style-name="P1"/>
      <text:p text:style-name="P7">Example:</text:p>
      <text:p text:style-name="P7">FilePath$ = OpenFileBox("C:\","My Title","Open 3D Objects (*.3ds, *..x)|*.3ds;*.x|Load All (*.*)|*.*")</text:p>
      <text:p text:style-name="P7">print "FilePath: "+FilePath$</text:p>
      <text:p text:style-name="P7">wait key</text:p>
      <text:p text:style-name="P1"/>
      <text:p text:style-name="P8">Sample Image: Images\SaveDialog.gif</text:p>
      <text:p text:style-name="P1"/>
      <text:p text:style-name="P1"/>
      <text:p text:style-name="P3"><text:span text:style-name="T1">FilePath as </text:span><text:span text:style-name="T3">String </text:span><text:span text:style-name="T1">= </text:span><text:span text:style-name="T2">SaveFileBox</text:span><text:span text:style-name="T1">(StartPath as </text:span><text:span text:style-name="T3">String</text:span><text:span text:style-name="T1">, Title as </text:span><text:span text:style-name="T3">String</text:span><text:span text:style-name="T1">, Filter as </text:span><text:span text:style-name="T3">String</text:span><text:span text:style-name="T1">)</text:span></text:p>
      <text:p text:style-name="P1">This is a SaveFile Dialog that will make a dialog of Saving file form.</text:p>
      <text:p text:style-name="P6">Inputs:</text:p>
      <text:p text:style-name="P6"><text:soft-page-break/>StartPath = This is the Starting path of the FileDialog (it will open up the selected dir automaticly) (the include is debit, use "" for it)</text:p>
      <text:p text:style-name="P6">Title = This is the Title of the FileDialog</text:p>
      <text:p text:style-name="P6">Filter = a filter of dialog</text:p>
      <text:p text:style-name="P6">(will return "-1" if pressed cancel)</text:p>
      <text:p text:style-name="P1"/>
      <text:p text:style-name="P7">Example:</text:p>
      <text:p text:style-name="P7">FilePath$ = SaveFileBox("C:\","My Title","Open 3D Objects (*.3ds, *..x)|*.3ds;*.x|Load All (*.*)|*.*")</text:p>
      <text:p text:style-name="P7">print "FilePath: "+FilePath$</text:p>
      <text:p text:style-name="P7">wait key</text:p>
      <text:p text:style-name="P1"/>
      <text:p text:style-name="P8">Sample Image: Images\SaveDialog.gif</text:p>
      <text:p text:style-name="P3"><text:span text:style-name="T1">FilePath as </text:span><text:span text:style-name="T3">String </text:span><text:span text:style-name="T1">= </text:span><text:span text:style-name="T2">OpenPicBox</text:span><text:span text:style-name="T1">(StartPath as </text:span><text:span text:style-name="T3">String</text:span><text:span text:style-name="T1">, Title as </text:span><text:span text:style-name="T3">String</text:span><text:span text:style-name="T1">, Filter as </text:span><text:span text:style-name="T3">String</text:span><text:span text:style-name="T1">)</text:span></text:p>
      <text:p text:style-name="P1">This is a OpenPicture Dialog that will make a dialog of Opening file form.</text:p>
      <text:p text:style-name="P6">Inputs:</text:p>
      <text:p text:style-name="P6">StartPath = This is the Starting path of the FileDialog (it will open up the selected dir automaticly) (the include is debit, use "" for it)</text:p>
      <text:p text:style-name="P6">Title = This is the Title of the FileDialog</text:p>
      <text:p text:style-name="P6">Filter = a filter of dialog</text:p>
      <text:p text:style-name="P6">(will return "-1" if pressed cancel)</text:p>
      <text:p text:style-name="P1"/>
      <text:p text:style-name="P7">Example:</text:p>
      <text:p text:style-name="P7">FilePath$ = OpenPicBox("C:\","My Title","Open 3D Objects (*.3ds, *..x)|*.3ds;*.x|Load All (*.*)|*.*")</text:p>
      <text:p text:style-name="P7">print "FilePath: "+FilePath$</text:p>
      <text:p text:style-name="P7">wait key</text:p>
      <text:p text:style-name="P1"/>
      <text:p text:style-name="P8">Sample Image: Images\OpenPicBox.jpg</text:p>
      <text:p text:style-name="P1"/>
      <text:p text:style-name="P3"><text:span text:style-name="T1">FilePath as </text:span><text:span text:style-name="T3">String </text:span><text:span text:style-name="T1">= </text:span><text:span text:style-name="T2">SavePicBox</text:span><text:span text:style-name="T1">(StartPath as </text:span><text:span text:style-name="T3">String</text:span><text:span text:style-name="T1">, Title as </text:span><text:span text:style-name="T3">String</text:span><text:span text:style-name="T1">, Filter as </text:span><text:span text:style-name="T3">String</text:span><text:span text:style-name="T1">)</text:span></text:p>
      <text:p text:style-name="P1">This is a SavePicture Dialog that will make a dialog of Saving file form.</text:p>
      <text:p text:style-name="P6">Inputs:</text:p>
      <text:p text:style-name="P6">StartPath = This is the Starting path of the FileDialog (it will open up the selected dir automaticly) (the include is debit, use "" for it)</text:p>
      <text:p text:style-name="P6">Title = This is the Title of the FileDialog</text:p>
      <text:p text:style-name="P6">Filter = a filter of dialog</text:p>
      <text:p text:style-name="P6">(will return "-1" if pressed cancel)</text:p>
      <text:p text:style-name="P1"/>
      <text:p text:style-name="P7">Example:</text:p>
      <text:p text:style-name="P7">FilePath$ = OpenPicBox("C:\","My Title","Open 3D Objects (*.3ds, *..x)|*.3ds;*.x|Load All (*.*)|*.*")</text:p>
      <text:p text:style-name="P7">print "FilePath: "+FilePath$</text:p>
      <text:p text:style-name="P7">wait key</text:p>
      <text:p text:style-name="P1"/>
      <text:p text:style-name="P8">Sample Image: Images\OpenPicBox.jpg</text:p>
      <text:p text:style-name="P1"/>
      <text:p text:style-name="P3"><text:span text:style-name="T2">ColorBox</text:span><text:span text:style-name="T1">()</text:span></text:p>
      <text:p text:style-name="P1">This is Color Picker Dialog.</text:p>
      <text:p text:style-name="P3"><text:span text:style-name="T1">to return the RGB of the color picker, use the commands "</text:span><text:span text:style-name="T2">GetRed</text:span><text:span text:style-name="T1">()", "</text:span><text:span text:style-name="T2">GetGreen</text:span><text:span text:style-name="T1">()" and "</text:span><text:span text:style-name="T2">GetBlue</text:span><text:span text:style-name="T1">()"</text:span></text:p>
      <text:p text:style-name="P7">Example:</text:p>
      <text:p text:style-name="P7">ColorBox</text:p>
      <text:p text:style-name="P7">cls rgb(GetRed(), GetGreen(), GetBlue())</text:p>
      <text:p text:style-name="P7">wait key</text:p>
      <text:p text:style-name="P6">(will return "-1" if pressed cancel)</text:p>
      <text:p text:style-name="P1"/>
      <text:p text:style-name="P8">Sample Image: Images\ColorBox1.jpg</text:p>
      <text:p text:style-name="P1"/>
      <text:p text:style-name="P3"><text:span text:style-name="T1">RedColor as </text:span><text:span text:style-name="T3">Byte </text:span><text:span text:style-name="T1">= </text:span><text:span text:style-name="T2">GetRed</text:span><text:span text:style-name="T1">()</text:span></text:p>
      <text:p text:style-name="P3"><text:soft-page-break/><text:span text:style-name="T1">This command returns the byte (0 to 255) ot the Red color from the commands </text:span><text:span text:style-name="T2">ColorBox </text:span><text:span text:style-name="T1">and </text:span><text:span text:style-name="T2">ColorBox2</text:span></text:p>
      <text:p text:style-name="P1"/>
      <text:p text:style-name="P3"><text:span text:style-name="T1">GreenColor as </text:span><text:span text:style-name="T3">Byte </text:span><text:span text:style-name="T1">= </text:span><text:span text:style-name="T2">GetGreen</text:span><text:span text:style-name="T1">()</text:span></text:p>
      <text:p text:style-name="P3"><text:span text:style-name="T1">This command returns the byte (0 to 255) ot the Green color from the commands </text:span><text:span text:style-name="T2">ColorBox </text:span><text:span text:style-name="T1">and </text:span><text:span text:style-name="T2">ColorBox2</text:span></text:p>
      <text:p text:style-name="P1"/>
      <text:p text:style-name="P3"><text:span text:style-name="T1">BlueColor as </text:span><text:span text:style-name="T3">Byte </text:span><text:span text:style-name="T1">= </text:span><text:span text:style-name="T2">GetBlue</text:span><text:span text:style-name="T1">()</text:span></text:p>
      <text:p text:style-name="P3"><text:span text:style-name="T1">This command returns the byte (0 to 255) ot the Blue color from the commands </text:span><text:span text:style-name="T2">ColorBox </text:span><text:span text:style-name="T1">and </text:span><text:span text:style-name="T2">ColorBox2</text:span></text:p>
      <text:p text:style-name="P1"/>
      <text:p text:style-name="P2">OrganizeFavoritesBox</text:p>
      <text:p text:style-name="P1">This is a windows default "Favorites" dialog.</text:p>
      <text:p text:style-name="P7">Example:</text:p>
      <text:p text:style-name="P7">OrganizeFavoritesBox</text:p>
      <text:p text:style-name="P7">wait key</text:p>
      <text:p text:style-name="P8">Sample Image: Images\OrganizeFavorites.jpg</text:p>
      <text:p text:style-name="P1"/>
      <text:p text:style-name="P2">RunBox</text:p>
      <text:p text:style-name="P1">This is Run Dialog from the Windows dialogs (Start &gt; Run)</text:p>
      <text:p text:style-name="P7">Example:</text:p>
      <text:p text:style-name="P7">RunBox</text:p>
      <text:p text:style-name="P7">wait key</text:p>
      <text:p text:style-name="P8">Sample Image: Images\RunDialog.jpg</text:p>
      <text:p text:style-name="P1"/>
      <text:p text:style-name="P2">WinPropertiesBox</text:p>
      <text:p text:style-name="P1">This is Windows Properties Dialog (My Computer &gt; Properties)</text:p>
      <text:p text:style-name="P7">Example:</text:p>
      <text:p text:style-name="P7">WinPropertiesBox</text:p>
      <text:p text:style-name="P7">wait key</text:p>
      <text:p text:style-name="P8">Sample Image: Images\SystemProperties.jpg</text:p>
      <text:p text:style-name="P1"/>
      <text:p text:style-name="P2">InstallHardwareBox</text:p>
      <text:p text:style-name="P1">This is "Add Hardware Wizard" from Windows Dialogs.</text:p>
      <text:p text:style-name="P7">Example:</text:p>
      <text:p text:style-name="P7">InstallHardwareBox</text:p>
      <text:p text:style-name="P7">wait key</text:p>
      <text:p text:style-name="P8">Sample Image: Images\InstallHardware.jpg</text:p>
      <text:p text:style-name="P1"/>
      <text:p text:style-name="P3"><text:span text:style-name="T2">OpenWithBox </text:span><text:span text:style-name="T1">FilePath as </text:span><text:span text:style-name="T3">String</text:span></text:p>
      <text:p text:style-name="P1">This command will open the "OpenWith" Dialog from the windows dialogs.</text:p>
      <text:p text:style-name="P6">Inputs:</text:p>
      <text:p text:style-name="P6">FilePath = This is the file that you wish to open via OpenWith dialog.</text:p>
      <text:p text:style-name="P7">Example:</text:p>
      <text:p text:style-name="P7">OpenWithBox "C:\MyFile.bla"</text:p>
      <text:p text:style-name="P7">wait key</text:p>
      <text:p text:style-name="P8">Sample Image: Images\OpenWith.jpg</text:p>
      <text:p text:style-name="P1"/>
      <text:p text:style-name="P2">CloseWindowsBox</text:p>
      <text:p text:style-name="P1">This is the command that shows up the windows shutdown dialog (Start &gt; Turn Off Computer)</text:p>
      <text:p text:style-name="P7">Example:</text:p>
      <text:p text:style-name="P7">CloseWindowsBox</text:p>
      <text:p text:style-name="P7">wait key</text:p>
      <text:p text:style-name="P8">Sample Image: Images\CloseWindows.jpg</text:p>
      <text:p text:style-name="P1"/>
      <text:p text:style-name="P3"><text:span text:style-name="T1">NewFile as </text:span><text:span text:style-name="T3">String </text:span><text:span text:style-name="T1">= </text:span><text:span text:style-name="T2">ErrorDiskBox</text:span><text:span text:style-name="T1">(Title as </text:span><text:span text:style-name="T3">String</text:span><text:span text:style-name="T1">, ErrorDiskPath as </text:span><text:span text:style-name="T3">String</text:span><text:span text:style-name="T1">, NewDiskPath as </text:span><text:span text:style-name="T3">String</text:span><text:span text:style-name="T1">, FailedFile as </text:span><text:span text:style-name="T3">String</text:span><text:span text:style-name="T1">)</text:span></text:p>
      <text:p text:style-name="P1">This is ErrorDisk Dialog from Windows Dialogs.</text:p>
      <text:p text:style-name="P1"><text:soft-page-break/>This command will return a new file path that DO exist.</text:p>
      <text:p text:style-name="P6">Inputs:</text:p>
      <text:p text:style-name="P6">Title = this is the title of the Dialog.</text:p>
      <text:p text:style-name="P6">ErrorDiskPath = this is the path of the Disk that crashed/got some file problems.</text:p>
      <text:p text:style-name="P6">NewDiskPath = this is a New Disk Path that you want to replace with the failed Disk path.</text:p>
      <text:p text:style-name="P6">FailedFile = this is the file that failed and you searching for the same file on the new Disk.</text:p>
      <text:p text:style-name="P7">Example:</text:p>
      <text:p text:style-name="P7">NewFile$ = ErrorDiskBox("","E:\","C:\","MyNewFile.exe")</text:p>
      <text:p text:style-name="P7">print "New File: "+NewFile$</text:p>
      <text:p text:style-name="P7">wait key</text:p>
      <text:p text:style-name="P8">Sample Image: Images\ErrorDisk.jpg</text:p>
      <text:p text:style-name="P1"/>
      <text:p text:style-name="P3"><text:span text:style-name="T2">MsgBox </text:span><text:span text:style-name="T1">Msg as </text:span><text:span text:style-name="T3">String</text:span><text:span text:style-name="T1">, IconNumber as </text:span><text:span text:style-name="T3">Byte</text:span><text:span text:style-name="T1">, ButtonNumber as </text:span><text:span text:style-name="T3">Byte</text:span></text:p>
      <text:p text:style-name="P1">This is the simple Message Dialog with some new features.</text:p>
      <text:p text:style-name="P6">Inputs:</text:p>
      <text:p text:style-name="P6">Msg = This is the message that you wish to show.</text:p>
      <text:p text:style-name="P6">IconNumber = this is the icon number (0 to 5) that you wish to use (Error/Notice/Information/etc.)</text:p>
      <text:p text:style-name="P6">ButtonNumber = this is the Button number (0 to 15) that you wish to use (Yes/YesNo/YesNoCancel/etc.)</text:p>
      <text:p text:style-name="P7">Example:</text:p>
      <text:p text:style-name="P7">MsgBox "Hello To Goga's Free DBP Plugin!"+chr$(13)+"Thats how you doing new line~",5,6</text:p>
      <text:p text:style-name="P7">wait key</text:p>
      <text:p text:style-name="P8">Sample Image: Images\MsgBox.jpg</text:p>
      <text:p text:style-name="P1"/>
      <text:p text:style-name="P3"><text:span text:style-name="T1">ButtonClicked as </text:span><text:span text:style-name="T3">Integer </text:span><text:span text:style-name="T1">= </text:span><text:span text:style-name="T2">MsgBox</text:span><text:span text:style-name="T1">(Msg as </text:span><text:span text:style-name="T3">String</text:span><text:span text:style-name="T1">, IconNumber as </text:span><text:span text:style-name="T3">Byte</text:span><text:span text:style-name="T1">, ButtonNumber as </text:span><text:span text:style-name="T3">Byte</text:span><text:span text:style-name="T1">)</text:span></text:p>
      <text:p text:style-name="P1">This is the simple Message Dialog with some new features.</text:p>
      <text:p text:style-name="P1">this command will return the number of the clicked button.</text:p>
      <text:p text:style-name="P6">Inputs:</text:p>
      <text:p text:style-name="P6">Msg = This is the message that you wish to show.</text:p>
      <text:p text:style-name="P6">IconNumber = this is the icon number (0 to 5) that you wish to use (Error/Notice/Information/etc.)</text:p>
      <text:p text:style-name="P6">ButtonNumber = this is the Button number (0 to 15) that you wish to use (Yes/YesNo/YesNoCancel/etc.)</text:p>
      <text:p text:style-name="P7">Example:</text:p>
      <text:p text:style-name="P7">Btn = MsgBox(Hello To Goga's Free DBP Plugin!"+chr$(13)+"Thats how you doing new line~",5,6)</text:p>
      <text:p text:style-name="P7">print "Clicked On: "+str$(Btn)</text:p>
      <text:p text:style-name="P7">wait key</text:p>
      <text:p text:style-name="P8">Sample Image: Images\MsgBox.jpg</text:p>
      <text:p text:style-name="P1"/>
      <text:p text:style-name="P3"><text:span text:style-name="T1">Word as </text:span><text:span text:style-name="T3">String </text:span><text:span text:style-name="T1">= </text:span><text:span text:style-name="T2">GetWord</text:span><text:span text:style-name="T1">(Msg as </text:span><text:span text:style-name="T3">String</text:span><text:span text:style-name="T1">, WordNumber as </text:span><text:span text:style-name="T3">DWord</text:span><text:span text:style-name="T1">)</text:span></text:p>
      <text:p text:style-name="P1">This command will return specific WORD from the whole string</text:p>
      <text:p text:style-name="P6">Inputs:</text:p>
      <text:p text:style-name="P6">Msg = this is the whole message that you puting.</text:p>
      <text:p text:style-name="P6">WordNumber = this is the number of the word that you want to return from the string.</text:p>
      <text:p text:style-name="P7">Example:</text:p>
      <text:p text:style-name="P7">Msg$ = "Hello World, and how are you today?"</text:p>
      <text:p text:style-name="P7">NewWord$ = GetWord(msg$, 2) `will return the second word from msg$</text:p>
      <text:p text:style-name="P7">print "New Word: "+NewWord$</text:p>
      <text:p text:style-name="P7">wait key</text:p>
      <text:p text:style-name="P1"/>
      <text:p text:style-name="P3"><text:span text:style-name="T1">NewStr as </text:span><text:span text:style-name="T3">String </text:span><text:span text:style-name="T1">= </text:span><text:span text:style-name="T2">ReplaceStr</text:span><text:span text:style-name="T1">(Msg as </text:span><text:span text:style-name="T3">String</text:span><text:span text:style-name="T1">, SearchFor as </text:span><text:span text:style-name="T3">String</text:span><text:span text:style-name="T1">, ReplaceWith </text:span><text:span text:style-name="T3">String</text:span><text:span text:style-name="T1">)</text:span></text:p>
      <text:p text:style-name="P1">This command will replace the specific string to another string in some Msg.</text:p>
      <text:p text:style-name="P6">Inputs:</text:p>
      <text:p text:style-name="P6">Msg = this is the whole message that you puting.</text:p>
      <text:p text:style-name="P6">SearchFor = This is the string that you wish to search i nthe whole message</text:p>
      <text:p text:style-name="P6">ReplaceWith = this is the string that you wish to replace with the old string (with SearchFor String)</text:p>
      <text:p text:style-name="P7">Example:</text:p>
      <text:p text:style-name="P7">Msg$ = "Hello World, and how are you today?"</text:p>
      <text:p text:style-name="P7">NewWord$ = ReplaceSTR(msg$, "Hello","GogetaX")</text:p>
      <text:p text:style-name="P7"><text:soft-page-break/>print "Oreginal M: "+Msg$</text:p>
      <text:p text:style-name="P7">print "New Word: "+NewWord$</text:p>
      <text:p text:style-name="P7">wait key</text:p>
      <text:p text:style-name="P1"/>
      <text:p text:style-name="P3"><text:span text:style-name="T1">WordCount as </text:span><text:span text:style-name="T3">DWord </text:span><text:span text:style-name="T1">= </text:span><text:span text:style-name="T2">TotWords</text:span><text:span text:style-name="T1">(Msg as </text:span><text:span text:style-name="T3">String</text:span><text:span text:style-name="T1">)</text:span></text:p>
      <text:p text:style-name="P1">This command will return the word count of the inputed Word.</text:p>
      <text:p text:style-name="P6">Inputs:</text:p>
      <text:p text:style-name="P6">Msg = a whole Stirng</text:p>
      <text:p text:style-name="P7">Example:</text:p>
      <text:p text:style-name="P7">Msg$ = "Hello World, and how are you today?"</text:p>
      <text:p text:style-name="P7">TotWords = TotWords(Msg)</text:p>
      <text:p text:style-name="P7">print "Message: "+Msg$</text:p>
      <text:p text:style-name="P7">print "Total Words: "+str$(TotWords)</text:p>
      <text:p text:style-name="P7">wait key</text:p>
      <text:p text:style-name="P1"/>
      <text:p text:style-name="P3"><text:span text:style-name="T2">DownloadFile </text:span><text:span text:style-name="T1">UrlFilePath as </text:span><text:span text:style-name="T3">String</text:span><text:span text:style-name="T1">, LocalPath as </text:span><text:span text:style-name="T3">String</text:span></text:p>
      <text:p text:style-name="P1">This command will download safely a file from URL.</text:p>
      <text:p text:style-name="P6">Inputs:</text:p>
      <text:p text:style-name="P6">UrlFilePath = this is URL path of the file that you wish to download.</text:p>
      <text:p text:style-name="P6">LocalPath = This is the local file path that you wish to download the file TO.</text:p>
      <text:p text:style-name="P7">Example:</text:p>
      <text:p text:style-name="P7">print "Downloading..."</text:p>
      <text:p text:style-name="P7">sync</text:p>
      <text:p text:style-name="P7">DownloadFile "http://www.google.com/","My File.html"</text:p>
      <text:p text:style-name="P7">print "Downloaded."</text:p>
      <text:p text:style-name="P7">wait key</text:p>
      <text:p text:style-name="P1"/>
      <text:p text:style-name="P3"><text:span text:style-name="T1">Success as </text:span><text:span text:style-name="T3">Boolean </text:span><text:span text:style-name="T1">= </text:span><text:span text:style-name="T2">DownloadFile</text:span><text:span text:style-name="T1">(UrlFilePath as </text:span><text:span text:style-name="T3">String</text:span><text:span text:style-name="T1">, LocalPath as </text:span><text:span text:style-name="T3">String</text:span><text:span text:style-name="T1">)</text:span></text:p>
      <text:p text:style-name="P1">This command will download safely a file from URL.</text:p>
      <text:p text:style-name="P1">if the download will success, it will return 1, if the download has failed, then it will return 0.</text:p>
      <text:p text:style-name="P6">Inputs:</text:p>
      <text:p text:style-name="P6">UrlFilePath = this is URL path of the file that you wish to download.</text:p>
      <text:p text:style-name="P6">LocalPath = This is the local file path that you wish to download the file TO.</text:p>
      <text:p text:style-name="P7">Example:</text:p>
      <text:p text:style-name="P7">print "Downloading..."</text:p>
      <text:p text:style-name="P7">sync</text:p>
      <text:p text:style-name="P7">Success = DownloadFile("http://www.google.com/","My File.html")</text:p>
      <text:p text:style-name="P7">print "Downloaded."</text:p>
      <text:p text:style-name="P7">print "Success? "+str$(Success)</text:p>
      <text:p text:style-name="P7">wait key</text:p>
      <text:p text:style-name="P1"/>
      <text:p text:style-name="P3"><text:span text:style-name="T1">FolderPath as </text:span><text:span text:style-name="T3">String </text:span><text:span text:style-name="T1">= </text:span><text:span text:style-name="T2">FolderBox</text:span><text:span text:style-name="T1">(StartPath as </text:span><text:span text:style-name="T3">String</text:span><text:span text:style-name="T1">, Title as </text:span><text:span text:style-name="T3">String</text:span><text:span text:style-name="T1">, Caption as </text:span><text:span text:style-name="T3">String</text:span><text:span text:style-name="T1">)</text:span></text:p>
      <text:p text:style-name="P1">This is BrowseForFolder Dialog</text:p>
      <text:p text:style-name="P6">Inputs:</text:p>
      <text:p text:style-name="P6">StartPath = the Path that On Execute of the dialog, the path will be already ON.</text:p>
      <text:p text:style-name="P6">Title = this is the Title of the Dialog.</text:p>
      <text:p text:style-name="P6">Caption = the caption of the dialog.</text:p>
      <text:p text:style-name="P6">(will return "-1" if pressed cancel)</text:p>
      <text:p text:style-name="P7">Example:</text:p>
      <text:p text:style-name="P7">path$ = FolderBox("C:\","","My Caption")</text:p>
      <text:p text:style-name="P7">print$ = "SelectedPath: "+Path$</text:p>
      <text:p text:style-name="P7">wait key</text:p>
      <text:p text:style-name="P8">Sample Image: Images\BrowseForFolder.jpg</text:p>
      <text:p text:style-name="P1"/>
      <text:p text:style-name="P3"><text:span text:style-name="T2">ColorBox2(</text:span><text:span text:style-name="T1">Title as </text:span><text:span text:style-name="T3">String</text:span><text:span text:style-name="T2">)</text:span></text:p>
      <text:p text:style-name="P1">This is the second version of the Color Picker Dialog.</text:p>
      <text:p text:style-name="P3"><text:soft-page-break/><text:span text:style-name="T1">to return the RGB of the color picker, use the commands "</text:span><text:span text:style-name="T2">GetRed</text:span><text:span text:style-name="T1">()", "</text:span><text:span text:style-name="T2">GetGreen</text:span><text:span text:style-name="T1">()" and "</text:span><text:span text:style-name="T2">GetBlue</text:span><text:span text:style-name="T1">()"</text:span></text:p>
      <text:p text:style-name="P6">Inputs:</text:p>
      <text:p text:style-name="P6">Title = this is the color picker's title.</text:p>
      <text:p text:style-name="P6">(will return "-1" if pressed cancel)</text:p>
      <text:p text:style-name="P7">Example:</text:p>
      <text:p text:style-name="P7">ColorBox2 "My Title"</text:p>
      <text:p text:style-name="P7">cls rgb(GetRed(), GetGreen(), GetBlue())</text:p>
      <text:p text:style-name="P7">wait key</text:p>
      <text:p text:style-name="P8">Sample Image: Images\ColorBox2.jpg</text:p>
      <text:p text:style-name="P1"/>
      <text:p text:style-name="P3"><text:span text:style-name="T1">DBPPath as </text:span><text:span text:style-name="T3">String </text:span><text:span text:style-name="T1">= </text:span><text:span text:style-name="T2">GetDBPPath</text:span><text:span text:style-name="T1">()</text:span></text:p>
      <text:p text:style-name="P1">This is the command that can return the DBP's Install path (if dbp installed)</text:p>
      <text:p text:style-name="P7">Example:</text:p>
      <text:p text:style-name="P7">Path$ = GetDBPPath()</text:p>
      <text:p text:style-name="P7">print "Path: "+Path$</text:p>
      <text:p text:style-name="P7">wait key</text:p>
      <text:p text:style-name="P1"/>
      <text:p text:style-name="P3"><text:span text:style-name="T2">CoolDownCPU </text:span><text:span text:style-name="T1">Pecents as </text:span><text:span text:style-name="T3">Byte</text:span></text:p>
      <text:p text:style-name="P1">this is the command that will decrease the CPU usage of the dbp enigne</text:p>
      <text:p text:style-name="P1">put that command in loop.</text:p>
      <text:p text:style-name="P6">Inputs:</text:p>
      <text:p text:style-name="P6">Percents = its a percents(0 to 100). more percents you will put there, then more CPU it will decrease (it also will decrease some FPS)</text:p>
      <text:p text:style-name="P7">Example:</text:p>
      <text:p text:style-name="P7">do</text:p>
      <text:p text:style-name="P7">CoolDownCPU 60</text:p>
      <text:p text:style-name="P7">`your other code here.</text:p>
      <text:p text:style-name="P7">loop</text:p>
      <text:p text:style-name="P7">wait key</text:p>
      <text:p text:style-name="P1"/>
      <text:p text:style-name="P3"><text:span text:style-name="T1">InputMsg as </text:span><text:span text:style-name="T3">String </text:span><text:span text:style-name="T1">= </text:span><text:span text:style-name="T2">InputBox</text:span><text:span text:style-name="T1">(Title as </text:span><text:span text:style-name="T3">String</text:span><text:span text:style-name="T1">, Prompt as </text:span><text:span text:style-name="T3">String</text:span><text:span text:style-name="T1">, Input as </text:span><text:span text:style-name="T3">String</text:span><text:span text:style-name="T1">)</text:span></text:p>
      <text:p text:style-name="P1">This command is the Input Dialog.</text:p>
      <text:p text:style-name="P6">Inputs:</text:p>
      <text:p text:style-name="P6">Title = the title of the Dialog.</text:p>
      <text:p text:style-name="P6">Prompt = the prompt of the dialog box</text:p>
      <text:p text:style-name="P6">Input = the Input Line can be also filled from the function.</text:p>
      <text:p text:style-name="P7">Example:</text:p>
      <text:p text:style-name="P7">i$ = InputBox("","Prompt","My Input"</text:p>
      <text:p text:style-name="P7">print "Input: "+i$</text:p>
      <text:p text:style-name="P7">wait key</text:p>
      <text:p text:style-name="P8">Sample Image: Images\MyInput.jpg</text:p>
      <text:p text:style-name="P1"/>
      <text:p text:style-name="P3"><text:span text:style-name="T2">DesktopAlert </text:span><text:span text:style-name="T1">Title as </text:span><text:span text:style-name="T3">String</text:span><text:span text:style-name="T1">, TitleColor as </text:span><text:span text:style-name="T3">GogasRGB</text:span><text:span text:style-name="T1">(), Msg as </text:span><text:span text:style-name="T3">String</text:span><text:span text:style-name="T1">, icon as </text:span><text:span text:style-name="T3">String</text:span></text:p>
      <text:p text:style-name="P1">this is the Desktop alert dialog. its like Msn/ICQ's On Join dialog.</text:p>
      <text:p text:style-name="P6">Inputs:</text:p>
      <text:p text:style-name="P6">Title = The Title of the Dialog</text:p>
      <text:p text:style-name="P6">TitleColor = the Color of the Title text (use GogasRGB(Red,Green,Blue) to set the color) or use 0 instead as default</text:p>
      <text:p text:style-name="P6">Msg = is the message that you wish to say with the deskltop alert</text:p>
      <text:p text:style-name="P6">Icon = is the .ico/.bmp file that can be on the alert dialog (if you dont want to use it, say its "")</text:p>
      <text:p text:style-name="P7">Example:</text:p>
      <text:p text:style-name="P7">DesktopAlert "",GogasRGB(0,0,200),"My Message",""</text:p>
      <text:p text:style-name="P7">wait key</text:p>
      <text:p text:style-name="P8">Sample Image: Images\DesktopAlert.jpg</text:p>
      <text:p text:style-name="P1"/>
      <text:p text:style-name="P3"><text:span text:style-name="T1">GogasColorFormat as </text:span><text:span text:style-name="T3">Integer </text:span><text:span text:style-name="T1">= </text:span><text:span text:style-name="T2">GogasRGB</text:span><text:span text:style-name="T1">(Red as </text:span><text:span text:style-name="T3">Byte</text:span><text:span text:style-name="T1">, Green as </text:span><text:span text:style-name="T3">Byte</text:span><text:span text:style-name="T1">, Blue as </text:span><text:span text:style-name="T3">Byte</text:span><text:span text:style-name="T1">)</text:span></text:p>
      <text:p text:style-name="P3"><text:soft-page-break/><text:span text:style-name="T1">This is another color format that only </text:span><text:span text:style-name="T2">DesktopAlert </text:span><text:span text:style-name="T1">command can read(using that command instead of RGB(R,G,B) colors)</text:span></text:p>
      <text:p text:style-name="P6">Inputs:</text:p>
      <text:p text:style-name="P6">comon guys, you dont know whats RGB at all? l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7" meta:paragraph-count="284" meta:word-count="1831" meta:character-count="11321"/>
    <meta:generator>OpenOffice.org/3.0$Win32 OpenOffice.org_project/300m9$Build-9358</meta:generator>
  </office:meta>
</office:document-meta>
</file>